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" draw:marker-end="Arrowheads_20_1" draw:textarea-vertical-align="middle"/>
    </style:style>
    <style:style style:name="gr3" style:family="graphic" style:parent-style-name="standard">
      <style:graphic-properties draw:marker-end="Arrowheads_20_1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igh level connectivity</text:p>
          </draw:text-box>
        </draw:frame>
        <draw:custom-shape draw:style-name="gr1" draw:text-style-name="P1" xml:id="id2" draw:id="id2" draw:layer="layout" svg:width="2.2cm" svg:height="2.4cm" svg:x="3cm" svg:y="7.4cm">
          <text:p text:style-name="P1">RDF </text:p>
          <text:p text:style-name="P1">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" draw:id="id1" draw:layer="layout" svg:width="4cm" svg:height="3.6cm" svg:x="3.6cm" svg:y="12cm">
          <text:p text:style-name="P1">Fuseki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cm" svg:height="3.8cm" svg:x="10.6cm" svg:y="7.8cm">
          <text:p text:style-name="P1">Galway2020<text:line-break/>Java Ap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6cm" svg:y1="12cm" svg:x2="4.1cm" svg:y2="9.8cm" draw:start-shape="id1" draw:start-glue-point="0" draw:end-shape="id2" draw:end-glue-point="7" svg:d="M5600 12000v-1099h-1500v-1101" svg:viewBox="0 0 1501 2201">
          <text:p/>
        </draw:connector>
        <draw:connector draw:style-name="gr2" draw:text-style-name="P1" draw:layer="layout" svg:x1="10.6cm" svg:y1="9.7cm" svg:x2="7.6cm" svg:y2="13.8cm" draw:start-shape="id3" draw:start-glue-point="3" draw:end-shape="id1" draw:end-glue-point="1" svg:d="M10600 9700h-1500v4100h-1500" svg:viewBox="0 0 3001 4101">
          <text:p/>
        </draw:connector>
        <draw:custom-shape draw:style-name="gr1" draw:text-style-name="P1" xml:id="id4" draw:id="id4" draw:layer="layout" svg:width="5.8cm" svg:height="2cm" svg:x="8.8cm" svg:y="17cm">
          <text:p text:style-name="P1">Galway2020</text:p>
          <text:p text:style-name="P1">Javascrip Ap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7cm" svg:y1="17cm" svg:x2="5.6cm" svg:y2="15.6cm" draw:start-shape="id4" draw:start-glue-point="0" draw:end-shape="id1" draw:end-glue-point="2" svg:d="M11700 17000v-700h-6100v-700" svg:viewBox="0 0 6101 1401">
          <text:p/>
        </draw:connector>
        <draw:custom-shape draw:style-name="gr1" draw:text-style-name="P1" xml:id="id5" draw:id="id5" draw:layer="layout" svg:width="3.8cm" svg:height="2.2cm" svg:x="18.4cm" svg:y="5.6cm">
          <text:p text:style-name="P1">Twitt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6" draw:id="id6" draw:layer="layout" svg:width="4.2cm" svg:height="2cm" svg:x="18.4cm" svg:y="9.771cm">
          <text:p text:style-name="P1">Facebook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7" draw:id="id7" draw:layer="layout" svg:width="4.8cm" svg:height="2cm" svg:x="18.4cm" svg:y="13.2cm">
          <text:p text:style-name="P1">RDF Store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" draw:text-style-name="P1" draw:layer="layout" svg:x1="14.4cm" svg:y1="9.7cm" svg:x2="18.4cm" svg:y2="6.975cm" draw:start-shape="id3" draw:start-glue-point="1" draw:end-shape="id5" draw:end-glue-point="6" svg:d="M14400 9700h2000v-2725h2000" svg:viewBox="0 0 4001 2726">
          <text:p/>
        </draw:connector>
        <draw:connector draw:style-name="gr3" draw:text-style-name="P1" draw:layer="layout" svg:x1="14.4cm" svg:y1="9.7cm" svg:x2="18.4cm" svg:y2="11.021cm" draw:start-shape="id3" draw:start-glue-point="1" draw:end-shape="id6" draw:end-glue-point="6" svg:d="M14400 9700h2000v1321h2000" svg:viewBox="0 0 4001 1322">
          <text:p/>
        </draw:connector>
        <draw:connector draw:style-name="gr3" draw:text-style-name="P1" draw:layer="layout" svg:x1="14.4cm" svg:y1="9.7cm" svg:x2="18.4cm" svg:y2="14.45cm" draw:start-shape="id3" draw:start-glue-point="1" draw:end-shape="id7" draw:end-glue-point="6" svg:d="M14400 9700h2000v4750h2000" svg:viewBox="0 0 4001 4751">
          <text:p/>
        </draw:connector>
        <draw:frame draw:style-name="gr4" draw:layer="layout" svg:width="6.2cm" svg:height="2.384cm" svg:x="17.8cm" svg:y="16.4cm">
          <draw:text-box>
            <text:p>Arrows show direction of connection initiation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 Galway2020 Ap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Uses plug in components to suck data from 3<text:span text:style-name="T1">rd</text:span> party sources</text:p>
              </text:list-item>
              <text:list-item>
                <text:p>Writes to repository via the fuseki interface.</text:p>
              </text:list-item>
              <text:list-item>
                <text:p>May use the fuseki interface to query existing data.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witer plugin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Uses configuration to determine which topics to follow</text:p>
              </text:list-item>
              <text:list-item>
                <text:p>Query to get topic info.</text:p>
                <text:list>
                  <text:list-item>
                    <text:p>For each tweet returned pull all the tweets for other topics in the same tweet.</text:p>
                  </text:list-item>
                </text:list>
              </text:list-item>
              <text:list-item>
                <text:p>Post the results to the fuseki server.</text:p>
              </text:list-item>
            </text:list>
          </draw:text-box>
        </draw:frame>
        <draw:custom-shape draw:style-name="gr6" draw:text-style-name="P1" draw:layer="layout" svg:width="0.2cm" svg:height="0.001cm" svg:x="3.8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seki Server Interfac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ovides a method to post a local graph to the remote endpoint.</text:p>
              </text:list-item>
              <text:list-item>
                <text:p>Adds a method to query the endpoint with a SPARQL query.</text:p>
              </text:list-item>
              <text:list-item>
                <text:p>Provides some common querie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e Warren</meta:initial-creator>
    <meta:creation-date>2015-06-14T17:34:16.087725852</meta:creation-date>
    <dc:date>2015-06-14T17:48:15.390940965</dc:date>
    <dc:creator>Claude Warren</dc:creator>
    <meta:editing-duration>PT6M10S</meta:editing-duration>
    <meta:editing-cycles>3</meta:editing-cycles>
    <meta:generator>LibreOffice/4.2.8.2$Linux_X86_64 LibreOffice_project/420m0$Build-2</meta:generator>
    <meta:document-statistic meta:object-count="51"/>
  </office:meta>
</office:document-meta>
</file>